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fo:language="pt" fo:country="B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 vida toma como principal fim, a sobrevivência, e o vivo sadio, de tudo faz para garantir a sobrevida. Imaginar todos os males terrestres e cósmicos que podem arrebatar a preciosa vida terrestre, faz os homens que imaginam ist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F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F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</meta:initial-creator>
    <dc:creator>L</dc:creator>
    <meta:editing-cycles>4</meta:editing-cycles>
    <meta:creation-date>2016-02-27T19:12:00</meta:creation-date>
    <dc:date>2016-02-27T21:15:00</dc:date>
    <meta:editing-duration>PT2H3M</meta:editing-duration>
    <meta:generator>LibreOffice/5.3.1.2$Linux_X86_64 LibreOffice_project/30m0$Build-2</meta:generator>
    <meta:document-statistic meta:table-count="0" meta:image-count="0" meta:object-count="0" meta:page-count="1" meta:paragraph-count="1" meta:word-count="39" meta:character-count="228" meta:non-whitespace-character-count="19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